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8.002cm" table:align="margins"/>
    </style:style>
    <style:style style:name="Table1.A" style:family="table-column">
      <style:table-column-properties style:column-width="6.001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ee2c1" officeooo:paragraph-rsid="001ee2c1"/>
    </style:style>
    <style:style style:name="P2" style:family="paragraph" style:parent-style-name="Text_20_body">
      <style:text-properties officeooo:rsid="001ee2c1" officeooo:paragraph-rsid="0022189e"/>
    </style:style>
    <style:style style:name="P3" style:family="paragraph" style:parent-style-name="Text_20_body">
      <style:text-properties officeooo:rsid="001ee2c1" officeooo:paragraph-rsid="0036f099"/>
    </style:style>
    <style:style style:name="P4" style:family="paragraph" style:parent-style-name="Text_20_body">
      <style:text-properties officeooo:rsid="002073b6" officeooo:paragraph-rsid="002073b6"/>
    </style:style>
    <style:style style:name="P5" style:family="paragraph" style:parent-style-name="Text_20_body">
      <style:text-properties officeooo:paragraph-rsid="001ee2c1"/>
    </style:style>
    <style:style style:name="P6" style:family="paragraph" style:parent-style-name="Text_20_body">
      <style:text-properties officeooo:paragraph-rsid="003b52df"/>
    </style:style>
    <style:style style:name="P7" style:family="paragraph" style:parent-style-name="Table_20_Contents">
      <style:text-properties officeooo:rsid="002073b6" officeooo:paragraph-rsid="002073b6"/>
    </style:style>
    <style:style style:name="P8" style:family="paragraph" style:parent-style-name="Table_20_Contents">
      <style:text-properties officeooo:rsid="0022189e" officeooo:paragraph-rsid="0022189e"/>
    </style:style>
    <style:style style:name="P9" style:family="paragraph" style:parent-style-name="Text_20_body" style:list-style-name="L1"/>
    <style:style style:name="P10" style:family="paragraph" style:parent-style-name="Text_20_body" style:list-style-name="L2">
      <style:text-properties officeooo:rsid="001ee2c1" officeooo:paragraph-rsid="001ee2c1"/>
    </style:style>
    <style:style style:name="P11" style:family="paragraph" style:parent-style-name="Text_20_body">
      <style:text-properties officeooo:rsid="001ee2c1" officeooo:paragraph-rsid="006734ca"/>
    </style:style>
    <style:style style:name="P12" style:family="paragraph" style:parent-style-name="Text_20_body" style:list-style-name="L3">
      <style:text-properties officeooo:paragraph-rsid="00552ece"/>
    </style:style>
    <style:style style:name="P13" style:family="paragraph" style:parent-style-name="Text_20_body" style:list-style-name="L3">
      <style:text-properties officeooo:rsid="0024e5a1" officeooo:paragraph-rsid="002ec557"/>
    </style:style>
    <style:style style:name="P14" style:family="paragraph" style:parent-style-name="Text_20_body" style:list-style-name="L4">
      <style:text-properties officeooo:rsid="0024e5a1" officeooo:paragraph-rsid="002ec557"/>
    </style:style>
    <style:style style:name="P15" style:family="paragraph" style:parent-style-name="Text_20_body" style:list-style-name="L4">
      <style:text-properties officeooo:rsid="0024e5a1" officeooo:paragraph-rsid="0036f099"/>
    </style:style>
    <style:style style:name="P16" style:family="paragraph" style:parent-style-name="Text_20_body" style:list-style-name="L3">
      <style:text-properties officeooo:rsid="0026b0f5" officeooo:paragraph-rsid="0026b0f5"/>
    </style:style>
    <style:style style:name="P17" style:family="paragraph" style:parent-style-name="Text_20_body" style:list-style-name="L3">
      <style:text-properties officeooo:rsid="0026b0f5" officeooo:paragraph-rsid="0054e910"/>
    </style:style>
    <style:style style:name="P18" style:family="paragraph" style:parent-style-name="Text_20_body" style:list-style-name="L4">
      <style:text-properties officeooo:rsid="0026b0f5" officeooo:paragraph-rsid="002ec557"/>
    </style:style>
    <style:style style:name="P19" style:family="paragraph" style:parent-style-name="Text_20_body" style:list-style-name="L4">
      <style:text-properties officeooo:rsid="0026b0f5" officeooo:paragraph-rsid="0036f099"/>
    </style:style>
    <style:style style:name="P20" style:family="paragraph" style:parent-style-name="Text_20_body" style:list-style-name="L3">
      <style:text-properties officeooo:rsid="002855b8" officeooo:paragraph-rsid="00552ece"/>
    </style:style>
    <style:style style:name="P21" style:family="paragraph" style:parent-style-name="Text_20_body" style:list-style-name="L3">
      <style:text-properties officeooo:rsid="002855b8" officeooo:paragraph-rsid="002855b8"/>
    </style:style>
    <style:style style:name="P22" style:family="paragraph" style:parent-style-name="Text_20_body" style:list-style-name="L4">
      <style:text-properties officeooo:paragraph-rsid="00322bec"/>
    </style:style>
    <style:style style:name="P23" style:family="paragraph" style:parent-style-name="Text_20_body" style:list-style-name="L4">
      <style:text-properties officeooo:paragraph-rsid="0061265b"/>
    </style:style>
    <style:style style:name="P24" style:family="paragraph" style:parent-style-name="Text_20_body" style:list-style-name="L4">
      <style:text-properties officeooo:rsid="002ec557" officeooo:paragraph-rsid="005ebc96"/>
    </style:style>
    <style:style style:name="P25" style:family="paragraph" style:parent-style-name="Text_20_body" style:list-style-name="L4">
      <style:text-properties officeooo:rsid="0036f099" officeooo:paragraph-rsid="0036f099"/>
    </style:style>
    <style:style style:name="P26" style:family="paragraph" style:parent-style-name="Text_20_body" style:list-style-name="L4">
      <style:text-properties officeooo:rsid="005ed27c" officeooo:paragraph-rsid="005ed27c"/>
    </style:style>
    <style:style style:name="P27" style:family="paragraph" style:parent-style-name="Text_20_body" style:list-style-name="L4">
      <style:text-properties officeooo:rsid="0063f3ad" officeooo:paragraph-rsid="0063f3ad"/>
    </style:style>
    <style:style style:name="P28" style:family="paragraph" style:parent-style-name="Text_20_body" style:list-style-name="L4">
      <style:text-properties officeooo:rsid="0065144f" officeooo:paragraph-rsid="0065144f"/>
    </style:style>
    <style:style style:name="P29" style:family="paragraph" style:parent-style-name="Text_20_body" style:list-style-name="L4">
      <style:text-properties officeooo:rsid="00657109" officeooo:paragraph-rsid="00657109"/>
    </style:style>
    <style:style style:name="P30" style:family="paragraph" style:parent-style-name="Text_20_body">
      <style:text-properties officeooo:paragraph-rsid="003b52df"/>
    </style:style>
    <style:style style:name="P31" style:family="paragraph" style:parent-style-name="Text_20_body" style:list-style-name="L4">
      <style:paragraph-properties fo:break-before="column"/>
      <style:text-properties officeooo:rsid="0065144f" officeooo:paragraph-rsid="0065144f"/>
    </style:style>
    <style:style style:name="P32" style:family="paragraph" style:parent-style-name="Heading_20_3">
      <style:text-properties officeooo:rsid="001ee2c1" officeooo:paragraph-rsid="001ee2c1"/>
    </style:style>
    <style:style style:name="P33" style:family="paragraph" style:parent-style-name="Heading_20_3">
      <style:text-properties officeooo:paragraph-rsid="003d9fea"/>
    </style:style>
    <style:style style:name="P34" style:family="paragraph" style:parent-style-name="Heading_20_3">
      <style:text-properties officeooo:paragraph-rsid="0033c334"/>
    </style:style>
    <style:style style:name="P35" style:family="paragraph" style:parent-style-name="Heading_20_3">
      <style:text-properties officeooo:paragraph-rsid="0036f099"/>
    </style:style>
    <style:style style:name="T1" style:family="text">
      <style:text-properties officeooo:rsid="001ee2c1"/>
    </style:style>
    <style:style style:name="T2" style:family="text">
      <style:text-properties officeooo:rsid="002073b6"/>
    </style:style>
    <style:style style:name="T3" style:family="text">
      <style:text-properties fo:font-style="italic" style:font-style-asian="italic" style:font-style-complex="italic"/>
    </style:style>
    <style:style style:name="T4" style:family="text">
      <style:text-properties fo:font-style="italic" officeooo:rsid="002ec557" style:font-style-asian="italic" style:font-style-complex="italic"/>
    </style:style>
    <style:style style:name="T5" style:family="text">
      <style:text-properties fo:font-style="italic" officeooo:rsid="0036f099" style:font-style-asian="italic" style:font-style-complex="italic"/>
    </style:style>
    <style:style style:name="T6" style:family="text">
      <style:text-properties fo:font-style="italic" officeooo:rsid="003e8c9e" style:font-style-asian="italic" style:font-style-complex="italic"/>
    </style:style>
    <style:style style:name="T7" style:family="text">
      <style:text-properties fo:font-style="italic" officeooo:rsid="002b3d79" style:font-style-asian="italic" style:font-style-complex="italic"/>
    </style:style>
    <style:style style:name="T8" style:family="text">
      <style:text-properties fo:font-style="italic" officeooo:rsid="0054e910" style:font-style-asian="italic" style:font-style-complex="italic"/>
    </style:style>
    <style:style style:name="T9" style:family="text">
      <style:text-properties fo:font-style="italic" officeooo:rsid="005963cf" style:font-style-asian="italic" style:font-style-complex="italic"/>
    </style:style>
    <style:style style:name="T10" style:family="text">
      <style:text-properties fo:font-weight="normal" officeooo:rsid="003b52df" style:font-weight-asian="normal" style:font-weight-complex="normal"/>
    </style:style>
    <style:style style:name="T11" style:family="text">
      <style:text-properties fo:font-weight="normal" officeooo:rsid="002073b6" style:font-weight-asian="normal" style:font-weight-complex="normal"/>
    </style:style>
    <style:style style:name="T12" style:family="text">
      <style:text-properties fo:font-weight="normal" officeooo:rsid="0054e910" style:font-weight-asian="normal" style:font-weight-complex="normal"/>
    </style:style>
    <style:style style:name="T13" style:family="text">
      <style:text-properties officeooo:rsid="0022189e"/>
    </style:style>
    <style:style style:name="T14" style:family="text">
      <style:text-properties officeooo:rsid="00232f0d"/>
    </style:style>
    <style:style style:name="T15" style:family="text">
      <style:text-properties officeooo:rsid="0024e5a1"/>
    </style:style>
    <style:style style:name="T16" style:family="text">
      <style:text-properties officeooo:rsid="002aa168"/>
    </style:style>
    <style:style style:name="T17" style:family="text">
      <style:text-properties officeooo:rsid="002b3d79"/>
    </style:style>
    <style:style style:name="T18" style:family="text">
      <style:text-properties officeooo:rsid="002ec557"/>
    </style:style>
    <style:style style:name="T19" style:family="text">
      <style:text-properties officeooo:rsid="00304e71"/>
    </style:style>
    <style:style style:name="T20" style:family="text">
      <style:text-properties fo:font-weight="bold" officeooo:rsid="002073b6" style:font-weight-asian="bold" style:font-weight-complex="bold"/>
    </style:style>
    <style:style style:name="T21" style:family="text">
      <style:text-properties officeooo:rsid="0036f099"/>
    </style:style>
    <style:style style:name="T22" style:family="text">
      <style:text-properties officeooo:rsid="003e8c9e"/>
    </style:style>
    <style:style style:name="T23" style:family="text">
      <style:text-properties officeooo:rsid="0049c43a"/>
    </style:style>
    <style:style style:name="T24" style:family="text">
      <style:text-properties officeooo:rsid="004a8692"/>
    </style:style>
    <style:style style:name="T25" style:family="text">
      <style:text-properties officeooo:rsid="0054e910"/>
    </style:style>
    <style:style style:name="T26" style:family="text">
      <style:text-properties fo:font-style="normal" officeooo:rsid="002b3d79" style:font-style-asian="normal" style:font-style-complex="normal"/>
    </style:style>
    <style:style style:name="T27" style:family="text">
      <style:text-properties fo:font-style="normal" officeooo:rsid="00560239" style:font-style-asian="normal" style:font-style-complex="normal"/>
    </style:style>
    <style:style style:name="T28" style:family="text">
      <style:text-properties officeooo:rsid="005963cf"/>
    </style:style>
    <style:style style:name="T29" style:family="text">
      <style:text-properties officeooo:rsid="005fe83a"/>
    </style:style>
    <style:style style:name="T30" style:family="text">
      <style:text-properties officeooo:rsid="0061265b"/>
    </style:style>
    <style:style style:name="T31" style:family="text">
      <style:text-properties officeooo:rsid="00322bec"/>
    </style:style>
    <style:style style:name="T32" style:family="text">
      <style:text-properties officeooo:rsid="0065144f"/>
    </style:style>
    <style:style style:name="T33" style:family="text">
      <style:text-properties officeooo:rsid="00657109"/>
    </style:style>
    <style:style style:name="T34" style:family="text">
      <style:text-properties officeooo:rsid="006734ca"/>
    </style:style>
    <style:style style:name="fr1" style:family="graphic" style:parent-style-name="Formula">
      <style:graphic-properties fo:margin-left="0.101cm" fo:margin-right="0.101cm" style:wrap="parallel" style:number-wrapped-paragraphs="no-limit" style:wrap-contour="false" style:vertical-pos="from-top" style:shadow="none" draw:shadow-opacity="1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style:num-suffix=")" style:num-format="a">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style:num-suffix=")" style:num-format="a">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Introduction</text:h>
      <text:p text:style-name="Text_20_body">The purpose of this tutorial is to teach you the basics of loading, manipulating and visualising data in Processing with the HiVis library. </text:p>
      <text:p text:style-name="Text_20_body"/>
      <text:h text:style-name="Heading_20_3" text:outline-level="3">Outcomes</text:h>
      <text:p text:style-name="Text_20_body">By the end of this tutorial you will be able to:</text:p>
      <text:list xml:id="list8161136884387387878" text:style-name="L1">
        <text:list-item>
          <text:p text:style-name="P9">load data from a spreadsheet <text:span text:style-name="T1">with</text:span> HiVis;</text:p>
        </text:list-item>
        <text:list-item>
          <text:p text:style-name="P9">perform basic manipulation or “shaping” of the data with HiVis; and</text:p>
        </text:list-item>
        <text:list-item>
          <text:p text:style-name="P9">visualise the data <text:span text:style-name="T1">using</text:span> basic drawing commands in Processing.</text:p>
        </text:list-item>
      </text:list>
      <text:p text:style-name="Text_20_body"/>
      <text:h text:style-name="Heading_20_3" text:outline-level="3">Getting started</text:h>
      <text:p text:style-name="P1">The first thing to do is install HiVis and another library, Beads, that we’ll use to “render” <text:span text:style-name="T16">some</text:span> data with sound.</text:p>
      <text:list xml:id="list1392373477661193026" text:style-name="L2">
        <text:list-item>
          <text:p text:style-name="P10">Open Processing.</text:p>
        </text:list-item>
        <text:list-item>
          <text:p text:style-name="P10">In the menus go to Sketch &gt; Import Library &gt; Add Library</text:p>
        </text:list-item>
        <text:list-item>
          <text:p text:style-name="P10">In the filter box type in “hivis”</text:p>
        </text:list-item>
        <text:list-item>
          <text:p text:style-name="P10">Click on the HiVis library and then click the Install button.</text:p>
        </text:list-item>
        <text:list-item>
          <text:p text:style-name="P10">Repeat steps 3 and 4 for the Beads library.</text:p>
        </text:list-item>
      </text:list>
      <text:p text:style-name="P5"/>
      <text:h text:style-name="P32" text:outline-level="3">Loading data from spreadsheets / <text:span text:style-name="T2">Terminology</text:span></text:h>
      <text:p text:style-name="P2">HiVis expects the data in a spreadsheet to be in a particular format. Each row of the spreadsheet should contain one record or “data point”. For example if the data is recording the name, hair colour <text:span text:style-name="T13">and height</text:span> of people then the spreadsheet will have columns for name, eye colour and <text:span text:style-name="T13">height</text:span>. The first row may <text:span text:style-name="T14">optionally </text:span>contain headings for the column<text:span text:style-name="T14">s</text:span>. Thus the spreadsheet will look something like this:</text:p>
      <table:table table:name="Table1" table:style-name="Table1">
        <table:table-column table:style-name="Table1.A" table:number-columns-repeated="3"/>
        <table:table-row>
          <table:table-cell table:style-name="Table1.A1" office:value-type="string">
            <text:p text:style-name="P7">Name</text:p>
          </table:table-cell>
          <table:table-cell table:style-name="Table1.A1" office:value-type="string">
            <text:p text:style-name="P7">Eye colour</text:p>
          </table:table-cell>
          <table:table-cell table:style-name="Table1.C1" office:value-type="string">
            <text:p text:style-name="P7">H<text:span text:style-name="T13">eight</text:span></text:p>
          </table:table-cell>
        </table:table-row>
        <table:table-row>
          <table:table-cell table:style-name="Table1.A2" office:value-type="string">
            <text:p text:style-name="P7">Fin</text:p>
          </table:table-cell>
          <table:table-cell table:style-name="Table1.A2" office:value-type="string">
            <text:p text:style-name="P7">Brown</text:p>
          </table:table-cell>
          <table:table-cell table:style-name="Table1.C2" office:value-type="string">
            <text:p text:style-name="P8">161</text:p>
          </table:table-cell>
        </table:table-row>
        <table:table-row>
          <table:table-cell table:style-name="Table1.A2" office:value-type="string">
            <text:p text:style-name="P7">Tovar</text:p>
          </table:table-cell>
          <table:table-cell table:style-name="Table1.A2" office:value-type="string">
            <text:p text:style-name="P7">Green</text:p>
          </table:table-cell>
          <table:table-cell table:style-name="Table1.C2" office:value-type="string">
            <text:p text:style-name="P8">183</text:p>
          </table:table-cell>
        </table:table-row>
      </table:table>
      <text:p text:style-name="P1"/>
      <text:p text:style-name="P4"><text:soft-page-break/>When HiVis loads this spreadsheet it will create a <text:span text:style-name="T3">DataTable</text:span>. The DataTable will consist of three <text:span text:style-name="T3">DataSeries</text:span>, one for each column. The series will be of length 2 as the first row will be used to label the series in the table. When manipulating the data we’ll be able to refer to the series by their index in the spreadsheet or by their label <text:span text:style-name="T14">(if present in the spreadsheet)</text:span>.</text:p>
      <text:p text:style-name="P6"><text:span text:style-name="T20">A note on indexing into DataTables and DataSeries: </text:span><text:span text:style-name="T11">when referring to series in a table or an element of data in a series by their index, the indexes start at </text:span><text:span text:style-name="T20">0</text:span><text:span text:style-name="T11">, not 1. So to </text:span><text:span text:style-name="T10">access</text:span><text:span text:style-name="T11"> the first </text:span><text:span text:style-name="T10">series in a table</text:span><text:span text:style-name="T11"> you might </text:span><text:span text:style-name="T12">write</text:span><text:span text:style-name="T11"> something like </text:span><text:span text:style-name="Source_20_Text"><text:span text:style-name="T11">my</text:span></text:span><text:span text:style-name="Source_20_Text"><text:span text:style-name="T10">Table</text:span></text:span><text:span text:style-name="Source_20_Text"><text:span text:style-name="T11">.get(0)</text:span></text:span><text:span text:style-name="T11">, </text:span><text:span text:style-name="T10">or to access </text:span><text:span text:style-name="T11">the </text:span><text:span text:style-name="T10">third element in the </text:span><text:span text:style-name="T11">second </text:span><text:span text:style-name="T10">series: </text:span><text:span text:style-name="Source_20_Text"><text:span text:style-name="T11">my</text:span></text:span><text:span text:style-name="Source_20_Text"><text:span text:style-name="T10">Table</text:span></text:span><text:span text:style-name="Source_20_Text"><text:span text:style-name="T11">.get(1).</text:span></text:span><text:span text:style-name="Source_20_Text"><text:span text:style-name="T10">get(2)</text:span></text:span><text:span text:style-name="T10">.</text:span></text:p>
      <text:p text:style-name="P6"><text:span text:style-name="T10"/></text:p>
      <text:h text:style-name="P33" text:outline-level="3">Exercise 1 – <text:span text:style-name="T1">Scatter Plot</text:span></text:h>
      <text:p text:style-name="P1">In the first exercise we’ll look at producing <text:span text:style-name="T15">a</text:span> scatter plot. In this plot we draw a dot for each data poin<text:span text:style-name="T28">t of the </text:span><text:span text:style-name="T9">Iris</text:span><text:span text:style-name="T28"> dataset (the data is in the </text:span><text:span text:style-name="T9">iris.csv</text:span><text:span text:style-name="T28"> file in the same folder as the tutorial sketch).</text:span> <text:span text:style-name="T13">The position of a dot (the x and y coordinates) is determined by two values from the data point.</text:span></text:p>
      <text:list xml:id="list4041864557954888599" text:style-name="L3">
        <text:list-item>
          <text:p text:style-name="P13">In the Processing menus go to <text:span text:style-name="T3">File &gt; Examples</text:span>. Then open <text:span text:style-name="T3">Contributed Libraries &gt; HiVis &gt; tutorials &gt; T01_Scatter</text:span>.</text:p>
        </text:list-item>
        <text:list-item>
          <text:p text:style-name="P16">Click Run. You should see a scatter plot. </text:p>
        </text:list-item>
        <text:list-item>
          <text:p text:style-name="P16"><text:span text:style-name="T22">Open the </text:span><text:span text:style-name="T6">iris.csv</text:span><text:span text:style-name="T22"> file in a spreadsheet program (eg Excel or Calc). </text:span>Try changing the values in the spreadsheet and saving it. The plot should be updated with the new values. Now try adding new <text:span text:style-name="T22">rows (</text:span>data points<text:span text:style-name="T22">)</text:span> in the spreadsheet and saving it.</text:p>
        </text:list-item>
        <text:list-item>
          <text:p text:style-name="P16">Close the plot.</text:p>
        </text:list-item>
        <text:list-item>
          <text:p text:style-name="P16">Take a moment to read through <text:span text:style-name="T16">and get familiar with</text:span> the code. <text:span text:style-name="T16">Don’t worry if some new commands or methods don’t make sense immediately.</text:span></text:p>
        </text:list-item>
        <text:list-item>
          <text:p text:style-name="P17">The plot is using the <text:span text:style-name="T8">Sepal.Length</text:span><text:span text:style-name="T25"> and </text:span><text:span text:style-name="T8">Sepal.Width</text:span> columns/series for the <text:span text:style-name="T3">x</text:span> and <text:span text:style-name="T3">y</text:span> coordinates respectively. Change it to use different series for the coordinates and run it again.</text:p>
        </text:list-item>
        <text:list-item>
          <text:p text:style-name="P16">The plot <text:span text:style-name="T25">is</text:span> only represent<text:span text:style-name="T25">ing</text:span> two values from each data point. Let’s change it so that it can represent three values. We’ll do this by changing the brightness of the dots according to the values in one of the series:</text:p>
          <text:list>
            <text:list-item>
              <text:p text:style-name="P16">Add a new variable to <text:span text:style-name="T23">specify</text:span> the <text:span text:style-name="T23">series to use</text:span> for the brightness (see lines 1<text:span text:style-name="T23">7</text:span> and 1<text:span text:style-name="T23">8</text:span>).</text:p>
            </text:list-item>
            <text:list-item>
              <text:p text:style-name="P12"><text:span text:style-name="T17">In the </text:span><text:span text:style-name="Source_20_Text">fileSelected</text:span><text:span text:style-name="T17"> method we create a DataTable called </text:span><text:span text:style-name="Source_20_Text"><text:span text:style-name="T17">scaledData</text:span></text:span><text:span text:style-name="T17"> containing scaled views of the series for the </text:span><text:span text:style-name="T7">x</text:span><text:span text:style-name="T17"> and </text:span><text:span text:style-name="T7">y</text:span><text:span text:style-name="T17"> coordinates. Add another series to this table that is a scaled view of the brightness series (the existing scaled views are labelled </text:span><text:span text:style-name="T7">“x”</text:span><text:span text:style-name="T17"> and </text:span><text:span text:style-name="T7">“y”</text:span><text:span text:style-name="T26"> </text:span><text:span text:style-name="T27">in </text:span><text:soft-page-break/><text:span text:style-name="T27">the scaledData table</text:span><text:span text:style-name="T17">, call the new one </text:span><text:span text:style-name="T7">“b”</text:span><text:span text:style-name="T17">). Set the scaled series view to have range [63, 255]. Note that the the </text:span><text:span text:style-name="Source_20_Text"><text:span text:style-name="T17">DataSeries.toRange</text:span></text:span><text:span text:style-name="T17"> method accepts two values: the minimum and maximum values to scale the data in the original series to.</text:span></text:p>
            </text:list-item>
            <text:list-item>
              <text:p text:style-name="P20">In the <text:span text:style-name="Source_20_Text">for</text:span> loop in the <text:span text:style-name="Source_20_Text">draw</text:span> method extract the value from the <text:span text:style-name="T24">scaled version of the brightness</text:span> series into a new <text:span text:style-name="Source_20_Text"><text:span text:style-name="T24">int</text:span></text:span><text:span text:style-name="T24"> </text:span>variable to store the brightness for the dot. <text:span text:style-name="T24">We get the value as an integer as we’re going to use it as an argument to the fill command. Hint: you’ll need to use the </text:span><text:span text:style-name="Source_20_Text"><text:span text:style-name="T24">getInt</text:span></text:span><text:span text:style-name="T24"> method.</text:span></text:p>
            </text:list-item>
            <text:list-item>
              <text:p text:style-name="P21">Add a <text:span text:style-name="Source_20_Text">fill</text:span> command just before the <text:span text:style-name="Source_20_Text">ellipse</text:span> command to change the brightness of the dot, using the new brightness variable you added.<text:line-break/></text:p>
            </text:list-item>
          </text:list>
        </text:list-item>
      </text:list>
      <text:h text:style-name="P34" text:outline-level="3">Exercise <text:span text:style-name="T18">2</text:span> – <text:span text:style-name="T18">Pie Charts and Data Manipulation</text:span></text:h>
      <text:p text:style-name="P11"><text:span text:style-name="T34">Let’s</text:span> <text:span text:style-name="T34">make some pie charts based on some statisticatical calculations over the data in the </text:span><text:span text:style-name="T4">Iris</text:span><text:span text:style-name="T18"> dataset</text:span>.</text:p>
      <text:list xml:id="list6947799336947846045" text:style-name="L4">
        <text:list-item>
          <text:p text:style-name="P14">In the Processing menus go to <text:span text:style-name="T3">File &gt; Examples</text:span> <text:span text:style-name="T19">(if it’s not open already)</text:span>. Then open <text:span text:style-name="T3">Contributed Libraries &gt; HiVis &gt; tutorials &gt; T0</text:span><text:span text:style-name="T4">2</text:span><text:span text:style-name="T3">_</text:span><text:span text:style-name="T4">Pie</text:span>.</text:p>
        </text:list-item>
        <text:list-item>
          <text:p text:style-name="P18">Take a moment to read through <text:span text:style-name="T16">and get familiar with</text:span> the code.</text:p>
        </text:list-item>
        <text:list-item>
          <text:p text:style-name="P24">Click Run. <text:span text:style-name="T19">You should see 3 pie charts. </text:span></text:p>
        </text:list-item>
        <text:list-item>
          <text:p text:style-name="P24"><text:span text:style-name="T19">The last pie chart shows the relative ratios of the average petal length and width of each species. Let’s modify the code to display a fourth pie chart showing the relative (approximate) area of the petals for each species:</text:span></text:p>
        </text:list-item>
        <text:list-item>
          <text:p text:style-name="P26">Copy the four lines of code under the comment <text:span text:style-name="Source_20_Text">// Draw a pie chart showing the average ratio of petal length to width for each species</text:span> and paste them directly underneath those lines.</text:p>
        </text:list-item>
        <text:list-item>
          <text:p text:style-name="P23"><text:span text:style-name="T34">In the code you just pasted, change the ratio calculation </text:span><text:span text:style-name="Source_20_Text"><text:span text:style-name="T29">petalLength.divide(petalWidth)</text:span></text:span><text:span text:style-name="T29"> <text:s/>to an ellipse area calculation </text:span><text:span text:style-name="T29"><draw:frame draw:style-name="fr1" draw:name="Object1" text:anchor-type="as-char" svg:y="-0.621cm" svg:width="3.344cm" svg:height="0.998cm" draw:z-index="0"><draw:object xlink:href="./Object 1" xlink:type="simple" xlink:show="embed" xlink:actuate="onLoad"/><draw:image xlink:href="./ObjectReplacements/Object 1" xlink:type="simple" xlink:show="embed" xlink:actuate="onLoad"/></draw:frame></text:span><text:span text:style-name="T29">: </text:span><text:span text:style-name="Source_20_Text"><text:span text:style-name="T30">(petalLength.divide(2)).multiply(petalWidth.divide(2)).multiply(PI)</text:span></text:span><text:span text:style-name="T29">. Note that just calculating the length multipled by the width would produce an identical pie chart, but this demonstrates how to create complex DataSeries operations.</text:span></text:p>
        </text:list-item>
        <text:list-item>
          <text:p text:style-name="P27">Change the text for the label under the new pie chart.</text:p>
        </text:list-item>
        <text:list-item>
          <text:p text:style-name="P22"><text:span text:style-name="T31">Click Run and see how it looks.</text:span></text:p>
        </text:list-item>
      </text:list>
      <text:h text:style-name="P35" text:outline-level="3"><text:soft-page-break/>Exercise <text:span text:style-name="T21">3</text:span> – <text:span text:style-name="T21">Sonification</text:span></text:h>
      <text:p text:style-name="P3">In the <text:span text:style-name="T21">third</text:span> exercise we’<text:span text:style-name="T21">re back to the scatter plot, but this time with a twist..</text:span></text:p>
      <text:list xml:id="list161203552508653" text:continue-list="list6947799336947846045" text:style-name="L4">
        <text:list-item text:start-value="1">
          <text:p text:style-name="P15">In the Processing menus go to <text:span text:style-name="T3">File &gt; Examples</text:span> <text:span text:style-name="T19">(if it’s not open already)</text:span>. Then open <text:span text:style-name="T3">Contributed Libraries &gt; HiVis &gt; tutorials &gt; T0</text:span><text:span text:style-name="T5">3</text:span><text:span text:style-name="T3">_</text:span><text:span text:style-name="T5">Sonification</text:span>.</text:p>
        </text:list-item>
        <text:list-item>
          <text:p text:style-name="P19">Take a moment to read through <text:span text:style-name="T16">and get familiar with</text:span> the code.</text:p>
        </text:list-item>
        <text:list-item>
          <text:p text:style-name="P25">With the volume turned up on your computer, <text:span text:style-name="T32">click Run and then</text:span> try hovering the mouse pointer over the dots. <text:span text:style-name="T34">Irritate</text:span> your friends by compos<text:span text:style-name="T34">ing</text:span> a tune with your deft hovering skills.</text:p>
        </text:list-item>
        <text:list-item>
          <text:p text:style-name="P28">I wonder which dots belong to which species? Would including the species in the visualisation show any patterns? Let’s find out. </text:p>
        </text:list-item>
        <text:list-item>
          <text:p text:style-name="P28">Under the line <text:span text:style-name="Source_20_Text">DataSeries freqSeries;</text:span> add the line <text:span text:style-name="Source_20_Text">DataSeries hueSeries;</text:span></text:p>
        </text:list-item>
        <text:list-item>
          <text:p text:style-name="P28">Under the line <text:span text:style-name="Source_20_Text">freqSeries = data.get(2).toUnitRange();</text:span> add the lines (you might like to try copying and pasting):</text:p>
        </text:list-item>
        <text:list-item>
          <text:p text:style-name="P28"><text:span text:style-name="Source_20_Text"><text:s text:c="4"/>hueSeries = data.get(5).asString().apply(new Function() {<text:line-break/> <text:s text:c="5"/>public Object apply(String species) {<text:line-break/> <text:s text:c="7"/>if (species.equals("setosa")) return 0.0;<text:line-break/> <text:s text:c="7"/>if (species.equals("virginica")) return 0.33;<text:line-break/> <text:s text:c="7"/>return 0.67;<text:line-break/> <text:s text:c="5"/>}<text:line-break/> <text:s text:c="3"/>});</text:span></text:p>
        </text:list-item>
        <text:list-item>
          <text:p text:style-name="P31">Finally, change the line <text:span text:style-name="Source_20_Text">float hue = 0;</text:span> <text:span text:style-name="T33">to</text:span> <text:span text:style-name="Source_20_Text">float hue = hueSeries.getFloat(row);</text:span></text:p>
        </text:list-item>
        <text:list-item>
          <text:p text:style-name="P28">Click Run. Bask in the clarity.</text:p>
        </text:list-item>
        <text:list-item>
          <text:p text:style-name="P29">Play around with the sonification. You could try changing the volume based on one of the properties. You could try changing the wave form baed on the species (other than SINE, there’s SAW, SQUARE, TRIANGLE, and NOI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499cm" fo:margin-right="0cm" fo:margin-top="0cm" fo:margin-bottom="0.247cm" loext:contextual-spacing="false" fo:line-height="150%" fo:text-indent="0cm" style:auto-text-indent="false" style:page-number="auto"/>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47cm" fo:margin-bottom="0.212cm" loext:contextual-spacing="false" fo:text-indent="0cm" style:auto-text-indent="false" style:page-number="auto"/>
      <style:text-properties style:font-name="Liberation Serif1" fo:font-family="'Liberation Serif'" style:font-style-name="Bold" style:font-family-generic="roman" style:font-pitch="variable" fo:font-size="101%" fo:font-weight="bold" style:font-size-asian="101%" style:font-weight-asian="bold" style:font-size-complex="101%"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fo:font-size="11pt" fo:background-color="#eeeeee"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loext:padding-left="0.101cm" loext:padding-right="0.101cm" loext:padding-top="0.101cm" loext:padding-bottom="0.049cm" loext:border="0.06pt solid #dddddd" loext:shadow="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4T07:38:49.602634906</meta:creation-date>
    <dc:date>2017-07-27T16:11:49.168966950</dc:date>
    <meta:editing-duration>PT7H55M14S</meta:editing-duration>
    <meta:editing-cycles>38</meta:editing-cycles>
    <meta:generator>LibreOffice/5.1.6.2$Linux_X86_64 LibreOffice_project/10m0$Build-2</meta:generator>
    <meta:document-statistic meta:table-count="1" meta:image-count="0" meta:object-count="1" meta:page-count="4" meta:paragraph-count="62" meta:word-count="1211" meta:character-count="6901" meta:non-whitespace-character-count="5736"/>
  </office:meta>
</office:document-meta>
</file>

<file path=Object 1/content.xml><?xml version="1.0" encoding="utf-8"?>
<math xmlns="http://www.w3.org/1998/Math/MathML" display="block">
  <semantics>
    <mrow>
      <mfrac>
        <mi mathvariant="italic">length</mi>
        <mn>2</mn>
      </mfrac>
      <mo stretchy="false">×</mo>
      <mfrac>
        <mi mathvariant="italic">width</mi>
        <mn>2</mn>
      </mfrac>
      <mo stretchy="false">×</mo>
      <mi mathvariant="normal">π</mi>
    </mrow>
    <annotation encoding="StarMath 5.0">{{length} over {2}} times {{width} over {2}} times %pi</annotation>
  </semantics>
</math>
</file>